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9bc54" officeooo:paragraph-rsid="005a61c2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a61c2" officeooo:paragraph-rsid="005a61c2" style:font-weight-asian="bold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c42be" officeooo:paragraph-rsid="005c42be" style:font-weight-asian="bold" style:font-weight-complex="bold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e57a6" officeooo:paragraph-rsid="005e57a6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fb318" officeooo:paragraph-rsid="005fb318" style:font-weight-asian="bold" style:font-weight-complex="bold"/>
    </style:style>
    <style:style style:name="P6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173f4" officeooo:paragraph-rsid="006173f4" style:font-weight-asian="bold" style:font-weight-complex="bold"/>
    </style:style>
    <style:style style:name="P7" style:family="paragraph" style:parent-style-name="Standard" style:list-style-name="L1">
      <style:paragraph-properties fo:margin-top="0.201cm" fo:margin-bottom="0.201cm" style:contextual-spacing="false"/>
      <style:text-properties style:font-name="Liberation Sans" style:text-underline-style="none" fo:font-weight="bold" officeooo:rsid="0059bc54" officeooo:paragraph-rsid="0059bc54" style:font-weight-asian="bold" style:font-weight-complex="bold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9bc54" officeooo:paragraph-rsid="005a61c2" style:font-weight-asian="bold" style:font-weight-complex="bold"/>
    </style:style>
    <style:style style:name="P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e57a6" officeooo:paragraph-rsid="005e57a6" style:font-weight-asian="bold" style:font-weight-complex="bold"/>
    </style:style>
    <style:style style:name="P1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173f4" officeooo:paragraph-rsid="006173f4" style:font-weight-asian="bold" style:font-weight-complex="bold"/>
    </style:style>
    <style:style style:name="P1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69314" officeooo:paragraph-rsid="0063594d" style:font-weight-asian="bold" style:font-weight-complex="bold"/>
    </style:style>
    <style:style style:name="P12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669314" officeooo:paragraph-rsid="0063594d" style:font-weight-asian="bold" style:font-weight-complex="bold"/>
    </style:style>
    <style:style style:name="P13" style:family="paragraph" style:parent-style-name="Standard" style:list-style-name="L1">
      <style:paragraph-properties fo:margin-top="0.201cm" fo:margin-bottom="0.201cm" style:contextual-spacing="false"/>
      <style:text-properties style:text-position="0% 100%" style:font-name="Liberation Sans" style:text-underline-style="none" fo:font-weight="normal" officeooo:rsid="005a61c2" officeooo:paragraph-rsid="005a61c2" style:font-weight-asian="normal" style:font-weight-complex="normal"/>
    </style:style>
    <style:style style:name="P14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style:text-underline-style="none" fo:font-weight="normal" officeooo:rsid="005a61c2" officeooo:paragraph-rsid="005a61c2" style:font-weight-asian="normal" style:font-weight-complex="normal"/>
    </style:style>
    <style:style style:name="P15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style:text-underline-style="none" fo:font-weight="normal" officeooo:rsid="005c42be" officeooo:paragraph-rsid="005c42be" style:font-weight-asian="normal" style:font-weight-complex="normal"/>
    </style:style>
    <style:style style:name="P16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style:text-underline-style="none" fo:font-weight="normal" officeooo:rsid="005fb318" officeooo:paragraph-rsid="005fb318" style:font-weight-asian="normal" style:font-weight-complex="normal"/>
    </style:style>
    <style:style style:name="P17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style:text-underline-style="none" fo:font-weight="normal" officeooo:rsid="0062c01c" officeooo:paragraph-rsid="0062c01c" style:font-weight-asian="normal" style:font-weight-complex="normal"/>
    </style:style>
    <style:style style:name="P18" style:family="paragraph" style:parent-style-name="Standard" style:list-style-name="L1">
      <style:paragraph-properties fo:margin-top="0.201cm" fo:margin-bottom="0.201cm" style:contextual-spacing="false"/>
      <style:text-properties style:text-position="0% 100%" style:font-name="Liberation Sans" style:text-underline-style="none" fo:font-weight="normal" officeooo:rsid="0062c01c" officeooo:paragraph-rsid="0062c01c" style:font-weight-asian="normal" style:font-weight-complex="normal"/>
    </style:style>
    <style:style style:name="P19" style:family="paragraph" style:parent-style-name="Standard" style:list-style-name="">
      <style:paragraph-properties fo:margin-top="0.201cm" fo:margin-bottom="0.201cm" style:contextual-spacing="false"/>
      <style:text-properties style:text-position="0% 100%" style:font-name="Liberation Sans" style:text-underline-style="none" fo:font-weight="normal" officeooo:rsid="0062c01c" officeooo:paragraph-rsid="0062c01c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5a61c2" style:font-weight-asian="normal" style:font-weight-complex="normal"/>
    </style:style>
    <style:style style:name="T4" style:family="text">
      <style:text-properties style:text-position="0% 100%" fo:font-weight="normal" officeooo:rsid="0061a1c8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"><text:span text:style-name="T1">Defina: </text:span><text:span text:style-name="T2">Ecuación lineal.</text:span></text:p>
          <text:list>
            <text:list-item>
              <text:p text:style-name="P13">Solución.</text:p>
            </text:list-item>
          </text:list>
        </text:list-item>
      </text:list>
      <text:p text:style-name="P1"><text:span text:style-name="T1"/></text:p>
      <text:list text:continue-numbering="true" text:style-name="L1">
        <text:list-item>
          <text:p text:style-name="P8"><text:span text:style-name="T1">Defina:</text:span><text:span text:style-name="T2"> </text:span><text:span text:style-name="T3">Sistema de ecuaciones</text:span><text:span text:style-name="T2"> lineal</text:span><text:span text:style-name="T3">es</text:span><text:span text:style-name="T2">.</text:span></text:p>
          <text:list>
            <text:list-item>
              <text:p text:style-name="P13">Soluciones.</text:p>
            </text:list-item>
          </text:list>
        </text:list-item>
      </text:list>
      <text:p text:style-name="P2"><text:span text:style-name="T2"/></text:p>
      <text:list text:continue-numbering="true" text:style-name="L1">
        <text:list-item>
          <text:p text:style-name="P14">¿Cuando dos o más sistemas son equivalentes?</text:p>
        </text:list-item>
      </text:list>
      <text:p text:style-name="P2"><text:span text:style-name="T2"/></text:p>
      <text:list text:continue-numbering="true" text:style-name="L1">
        <text:list-item>
          <text:p text:style-name="P15">¿Qué son y cuales son las operaciones elementales?</text:p>
        </text:list-item>
      </text:list>
      <text:p text:style-name="P3"><text:span text:style-name="T2"/></text:p>
      <text:list text:continue-numbering="true" text:style-name="L1">
        <text:list-item>
          <text:p text:style-name="P9"><text:span text:style-name="T1">Verdadero o falso: </text:span><text:span text:style-name="T2">Toda matriz es equivalente por filas a una matriz en forma escalonada por filas.</text:span></text:p>
        </text:list-item>
      </text:list>
      <text:p text:style-name="P4"><text:span text:style-name="T2"/></text:p>
      <text:list text:continue-numbering="true" text:style-name="L1">
        <text:list-item>
          <text:p text:style-name="P16">Mencione dos características de los SELH.</text:p>
        </text:list-item>
      </text:list>
      <text:p text:style-name="P5"><text:span text:style-name="T2"/></text:p>
      <text:list text:continue-numbering="true" text:style-name="L1">
        <text:list-item>
          <text:p text:style-name="P10"><text:span text:style-name="T2">¿Cuando un</text:span><text:span text:style-name="T4">a ecuación</text:span><text:span text:style-name="T2"> es lineal?</text:span></text:p>
        </text:list-item>
      </text:list>
      <text:p text:style-name="P6"><text:span text:style-name="T2"/></text:p>
      <text:list text:continue-numbering="true" text:style-name="L1">
        <text:list-item>
          <text:p text:style-name="P17">Construya un SEL:</text:p>
          <text:list>
            <text:list-item>
              <text:p text:style-name="P18">Consistente determinado.</text:p>
            </text:list-item>
            <text:list-item>
              <text:p text:style-name="P18">Consistente indeterminado.</text:p>
            </text:list-item>
            <text:list-item>
              <text:p text:style-name="P18">Inconsistente.</text:p>
            </text:list-item>
          </text:list>
        </text:list-item>
      </text:list>
      <text:p text:style-name="P19"/>
      <text:list text:continue-numbering="true" text:style-name="L1">
        <text:list-item>
          <text:p text:style-name="P11"><text:span text:style-name="T5">¿Es posible que un sistema de ecuaciones lineales con menos ecuaciones que variables no tenga solución? Si es así, proporcione un ejemplo.</text:span></text:p>
        </text:list-item>
      </text:list>
      <text:p text:style-name="P12"><text:span text:style-name="T5"/></text:p>
      <text:list text:continue-numbering="true" text:style-name="L1">
        <text:list-item>
          <text:p text:style-name="P11"><text:span text:style-name="T5">¿Puede tener una matriz una forma escalonada por renglones única? Muestre su respuesta con ejemplos. ¿Es única la forma escalonada reducida?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1T17:32:20.056951911</dc:date>
    <meta:editing-duration>PT11H26M49S</meta:editing-duration>
    <meta:editing-cycles>85</meta:editing-cycles>
    <meta:generator>LibreOffice/24.2.6.2$Linux_X86_64 LibreOffice_project/420$Build-2</meta:generator>
    <meta:print-date>2024-12-01T17:34:24.329769499</meta:print-date>
    <meta:printed-by>Archivos PDF</meta:printed-by>
    <meta:document-statistic meta:table-count="0" meta:image-count="0" meta:object-count="0" meta:page-count="10" meta:paragraph-count="15" meta:word-count="119" meta:character-count="739" meta:non-whitespace-character-count="650"/>
  </office:meta>
</office:document-meta>
</file>